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8000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2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stroke-dash="Fine_20_Dashed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6" style:family="graphic" style:parent-style-name="standard">
      <style:graphic-properties draw:stroke="solid" draw:stroke-dash="Fine_20_Dashed" svg:stroke-width="0.2cm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0.5cm" draw:transform="rotate (0.974940920163848) translate (23.368cm 11.719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0.5cm" draw:transform="rotate (-0.148702052271076) translate (16.071cm 10.6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5.49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21.99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7.49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5cm" svg:height="0.5cm" draw:transform="rotate (-2.30331101385767) translate (7cm 11.40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draw:transform="rotate (3.00493337315807) translate (2cm 17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5cm" svg:height="0.5cm" draw:transform="rotate (-2.18986461247806) translate (7.009cm 11.2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draw:transform="rotate (3.11837977453768) translate (2.731cm 17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3cm" svg:x="5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5cm" svg:y1="11.5cm" svg:x2="23.5cm" svg:y2="12cm">
          <text:p/>
        </draw:line>
        <draw:line draw:style-name="gr4" draw:text-style-name="P1" draw:layer="layout" svg:x1="10.5cm" svg:y1="4.5cm" svg:x2="6.5cm" svg:y2="11.5cm">
          <text:p/>
        </draw:line>
        <draw:line draw:style-name="gr4" draw:text-style-name="P1" draw:layer="layout" svg:x1="12cm" svg:y1="10.275cm" svg:x2="23.5cm" svg:y2="12cm">
          <text:p/>
        </draw:line>
        <draw:frame draw:style-name="gr5" draw:text-style-name="P2" draw:layer="layout" svg:width="1.189cm" svg:height="1.395cm" svg:x="7.8cm" svg:y="9.7cm">
          <draw:text-box>
            <text:p text:style-name="P2"><text:span text:style-name="T1">β</text:span></text:p>
          </draw:text-box>
        </draw:frame>
        <draw:frame draw:style-name="gr5" draw:text-style-name="P2" draw:layer="layout" svg:width="1.193cm" svg:height="1.395cm" svg:x="12.1cm" svg:y="10.3cm">
          <draw:text-box>
            <text:p text:style-name="P2">α</text:p>
          </draw:text-box>
        </draw:frame>
        <draw:line draw:style-name="gr6" draw:text-style-name="P1" draw:layer="layout" svg:x1="6.5cm" svg:y1="13cm" svg:x2="23.5cm" svg:y2="13.5cm">
          <text:p/>
        </draw:line>
        <draw:frame draw:style-name="gr5" draw:layer="layout" svg:width="1.159cm" svg:height="1.162cm" svg:x="13.612cm" svg:y="13.268cm">
          <draw:text-box>
            <text:p>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6T02:39:57</meta:creation-date>
    <dc:date>2009-11-06T02:52:56</dc:date>
    <meta:editing-duration>PT00H13M00S</meta:editing-duration>
    <meta:editing-cycles>1</meta:editing-cycles>
    <meta:document-statistic meta:object-count="17"/>
    <meta:generator>OpenOffice.org/3.1$Linux OpenOffice.org_project/310m19$Build-9420</meta:generator>
  </office:meta>
</office:document-meta>
</file>